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9acf6" officeooo:paragraph-rsid="0009acf6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tschrittsprotokoll 07.01.2019:</text:p>
      <text:p text:style-name="P1"/>
      <text:p text:style-name="P1">Herausfinden der Möglichkeit zur Implementierung von Hintergrundmusik.</text:p>
      <text:p text:style-name="P1">Diese wird zu Beginn der nächsten Stunde in das aktuelle Programm eingefügt.</text:p>
      <text:p text:style-name="P1">Weitere Informationsbeschaffung bezüglich lizenzfreier Musi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6:43:41.014000000</meta:creation-date>
    <dc:date>2019-01-07T16:48:28.487000000</dc:date>
    <meta:editing-duration>PT4M48S</meta:editing-duration>
    <meta:editing-cycles>1</meta:editing-cycles>
    <meta:document-statistic meta:table-count="0" meta:image-count="0" meta:object-count="0" meta:page-count="1" meta:paragraph-count="4" meta:word-count="26" meta:character-count="240" meta:non-whitespace-character-count="218"/>
    <meta:generator>LibreOffice/5.4.2.2$Windows_X86_64 LibreOffice_project/22b09f6418e8c2d508a9eaf86b2399209b0990f4</meta:generator>
  </office:meta>
</office:document-meta>
</file>